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5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6" style:family="paragraph" style:parent-style-name="Standard">
      <style:text-properties officeooo:paragraph-rsid="001b8025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9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normal" officeooo:paragraph-rsid="001b8025" style:font-name-asian="Calibri1" style:font-size-asian="11pt" style:font-weight-asian="normal" style:font-name-complex="Calibri1" style:font-size-complex="11pt" style:font-weight-complex="normal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officeooo:paragraph-rsid="001b8025"/>
    </style:style>
    <style:style style:name="P15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e1b4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1e4216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8a7ee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b8025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1c596e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1cb9b1" style:font-name-asian="Calibri1" style:font-size-asian="11pt" style:font-name-complex="Calibri1" style:font-size-complex="11pt"/>
    </style:style>
    <style:style style:name="T9" style:family="text">
      <style:text-properties officeooo:rsid="0018a7ee"/>
    </style:style>
    <style:style style:name="T10" style:family="text">
      <style:text-properties officeooo:rsid="001a0ccc"/>
    </style:style>
    <style:style style:name="T11" style:family="text">
      <style:text-properties officeooo:rsid="001c59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1">Title</text:span><text:span text:style-name="T4">: App </text:span><text:span text:style-name="T5">Launch</text:span></text:p>
      <text:p text:style-name="P2"><text:span text:style-name="T1">Description:</text:span><text:span text:style-name="T4"> <text:s/></text:span><text:span text:style-name="T5">The App provides the User with the Main Menu Screen and the four Menu Buttons upon launch.</text:span></text:p>
      <text:p text:style-name="P5">Pre-conditions:</text:p>
      <text:list xml:id="list2096795439419392112" text:style-name="WWNum1">
        <text:list-item>
          <text:p text:style-name="P7">The <text:span text:style-name="T9">User</text:span> <text:span text:style-name="T9">has successfully installed the App</text:span>.</text:p>
        </text:list-item>
      </text:list>
      <text:p text:style-name="P3"/>
      <text:p text:style-name="P5">Post-conditions:</text:p>
      <text:list xml:id="list5268815403511950239" text:style-name="WWNum4">
        <text:list-item>
          <text:p text:style-name="P15">The App displays <text:span text:style-name="T10">the Main Menu Screen with the Main Menu and all four Menu Buttons at the bottom of the Screen.</text:span></text:p>
        </text:list-item>
      </text:list>
      <text:p text:style-name="P1"/>
      <text:p text:style-name="P5">Actors:</text:p>
      <text:list xml:id="list5016432213468531752" text:style-name="WWNum2">
        <text:list-item>
          <text:p text:style-name="P8">User</text:p>
        </text:list-item>
        <text:list-item>
          <text:p text:style-name="P10">App</text:p>
        </text:list-item>
      </text:list>
      <text:p text:style-name="P4"/>
      <text:p text:style-name="P5">Main Success Scenario: </text:p>
      <text:list xml:id="list9570843466481486" text:style-name="WWNum3">
        <text:list-item>
          <text:p text:style-name="P9">User <text:span text:style-name="T11">launches the App on their Device.</text:span></text:p>
        </text:list-item>
        <text:list-item>
          <text:p text:style-name="P9">App <text:span text:style-name="T11">displays Main Menu Screen with PSU Harrisburg Logo as the background image.</text:span></text:p>
        </text:list-item>
        <text:list-item>
          <text:p text:style-name="P11"><text:span text:style-name="T4">App </text:span><text:span text:style-name="T7">displays the Main Menu at the bottom of the Screen </text:span><text:span text:style-name="T8">along with the Service Menu Button, Room Menu Button, My Location Menu Button, and Scavenger Hunt Menu Button.</text:span></text:p>
        </text:list-item>
      </text:list>
      <text:p text:style-name="P12"><text:s/></text:p>
      <text:p text:style-name="P6"><text:span text:style-name="T1">Alternate Flow </text:span><text:span text:style-name="T3">1</text:span><text:span text:style-name="T2">:</text:span><text:span text:style-name="T4"> </text:span></text:p>
      <text:p text:style-name="P14"><text:span text:style-name="T4">1</text:span><text:span text:style-name="T6">B</text:span><text:span text:style-name="T4">. <text:s text:c="2"/>App receives an interrupt signal from the operating system and looses focus.</text:span></text:p>
      <text:p text:style-name="P14"><text:span text:style-name="T4">2</text:span><text:span text:style-name="T6">B.</text:span><text:span text:style-name="T4"> <text:s/>App regains focus and resumes at the step where it had lost focus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8:04:46.622000000</meta:creation-date>
    <dc:date>2016-01-27T08:50:31.116000000</dc:date>
    <meta:editing-duration>PT45M41S</meta:editing-duration>
    <meta:editing-cycles>7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7" meta:word-count="144" meta:character-count="808" meta:non-whitespace-character-count="680"/>
  </office:meta>
</office:document-meta>
</file>